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0000002C5A78D09E0B00E96D8.png" manifest:media-type="image/png"/>
  <manifest:file-entry manifest:full-path="Pictures/10000201000002810000028156CE14E456A6AC68.png" manifest:media-type="image/png"/>
  <manifest:file-entry manifest:full-path="Pictures/1000113100003B88000034EB0B6919C890450F88.svg" manifest:media-type="image/svg+xml"/>
  <manifest:file-entry manifest:full-path="Pictures/10000EA9000035050000350546C629F6C95977E4.svg" manifest:media-type="image/svg+xml"/>
  <manifest:file-entry manifest:full-path="Pictures/10000201000002D0000002805EF50694494975CC.png" manifest:media-type="image/png"/>
  <manifest:file-entry manifest:full-path="Pictures/10000C29000034EB000034EBC9590EE32C843232.svg" manifest:media-type="image/svg+xml"/>
  <manifest:file-entry manifest:full-path="Pictures/10000201000002800000028011276249EAF8D009.png" manifest:media-type="image/png"/>
  <manifest:file-entry manifest:full-path="Pictures/1000155000006775000067756D074F8F582845C0.svg" manifest:media-type="image/svg+xml"/>
  <manifest:file-entry manifest:full-path="Pictures/10000201000002C3000002C3FC7E5A7F63AF743D.png" manifest:media-type="image/png"/>
  <manifest:file-entry manifest:full-path="Pictures/1000020100000028000000289DBEA3850F2F1C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oboto Mono Thin for Powerline" svg:font-family="'Roboto Mono Thin for Powerline'" style:font-pitch="variable"/>
    <style:font-face style:name="Roboto Mono for Powerline" svg:font-family="'Roboto Mono for Powerline'" style:font-pitch="variable"/>
    <style:font-face style:name="Raleway-v4020" svg:font-family="Raleway-v4020" style:font-family-generic="moder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1.001cm" table:align="margins" fo:background-color="transparent">
        <style:background-image xlink:href="Pictures/10000000000009B0000002C5A78D09E0B00E96D8.png" xlink:type="simple" xlink:actuate="onLoad" style:repeat="stretch"/>
      </style:table-properties>
    </style:style>
    <style:style style:name="Tableau1.A" style:family="table-column">
      <style:table-column-properties style:column-width="7.008cm" style:rel-column-width="21868*"/>
    </style:style>
    <style:style style:name="Tableau1.B" style:family="table-column">
      <style:table-column-properties style:column-width="6.985cm" style:rel-column-width="21797*"/>
    </style:style>
    <style:style style:name="Tableau1.C" style:family="table-column">
      <style:table-column-properties style:column-width="7.008cm" style:rel-column-width="21870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2" style:family="table">
      <style:table-properties style:width="21.001cm" table:align="margins" fo:background-color="#ffffff">
        <style:background-image/>
      </style:table-properties>
    </style:style>
    <style:style style:name="Tableau2.A" style:family="table-column">
      <style:table-column-properties style:column-width="6.997cm" style:rel-column-width="21835*"/>
    </style:style>
    <style:style style:name="Tableau2.B" style:family="table-column">
      <style:table-column-properties style:column-width="6.996cm" style:rel-column-width="21830*"/>
    </style:style>
    <style:style style:name="Tableau2.C" style:family="table-column">
      <style:table-column-properties style:column-width="7.008cm" style:rel-column-width="21870*"/>
    </style:style>
    <style:style style:name="Tableau2.A1" style:family="table-cell">
      <style:table-cell-properties fo:padding="0.097cm" fo:border="none"/>
    </style:style>
    <style:style style:name="Tableau3" style:family="table" style:master-page-name="">
      <style:table-properties style:width="21.001cm" style:page-number="auto" table:align="margins" fo:background-color="#ffffff">
        <style:background-image/>
      </style:table-properties>
    </style:style>
    <style:style style:name="Tableau3.A" style:family="table-column">
      <style:table-column-properties style:column-width="6.997cm" style:rel-column-width="21835*"/>
    </style:style>
    <style:style style:name="Tableau3.B" style:family="table-column">
      <style:table-column-properties style:column-width="14.004cm" style:rel-column-width="43700*"/>
    </style:style>
    <style:style style:name="Tableau3.A1" style:family="table-cell">
      <style:table-cell-properties fo:padding="0.097cm" fo:border="none"/>
    </style:style>
    <style:style style:name="Tableau3.B2" style:family="table-cell">
      <style:table-cell-properties fo:background-color="transparent" fo:padding="0.097cm" fo:border-left="3pt solid #999999" fo:border-right="none" fo:border-top="none" fo:border-bottom="none">
        <style:background-image/>
      </style:table-cell-properties>
    </style:style>
    <style:style style:name="Tableau4" style:family="table" style:master-page-name="">
      <style:table-properties style:width="21.001cm" style:page-number="auto" table:align="margins" fo:background-color="#ffffff">
        <style:background-image/>
      </style:table-properties>
    </style:style>
    <style:style style:name="Tableau4.A" style:family="table-column">
      <style:table-column-properties style:column-width="6.997cm" style:rel-column-width="21835*"/>
    </style:style>
    <style:style style:name="Tableau4.B" style:family="table-column">
      <style:table-column-properties style:column-width="14.004cm" style:rel-column-width="43700*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-left="3pt solid #999999" fo:border-right="none" fo:border-top="none" fo:border-bottom="none">
        <style:background-image/>
      </style:table-cell-properties>
    </style:style>
    <style:style style:name="Tableau5" style:family="table">
      <style:table-properties style:width="21.001cm" table:align="margins"/>
    </style:style>
    <style:style style:name="Tableau5.A" style:family="table-column">
      <style:table-column-properties style:column-width="10.5cm" style:rel-column-width="32767*"/>
    </style:style>
    <style:style style:name="Tableau5.B" style:family="table-column">
      <style:table-column-properties style:column-width="10.5cm" style:rel-column-width="32768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c7afc"/>
    </style:style>
    <style:style style:name="P2" style:family="paragraph" style:parent-style-name="Table_20_Contents">
      <style:text-properties fo:color="#ffffff" style:font-name="Raleway-v4020"/>
    </style:style>
    <style:style style:name="P3" style:family="paragraph" style:parent-style-name="Table_20_Contents">
      <style:text-properties fo:color="#ffffff" style:font-name="Raleway-v4020" officeooo:rsid="0017c02f" officeooo:paragraph-rsid="0017c02f"/>
    </style:style>
    <style:style style:name="P4" style:family="paragraph" style:parent-style-name="Table_20_Contents">
      <style:text-properties fo:color="#ffffff" style:font-name="Raleway-v4020" officeooo:rsid="001c7afc" officeooo:paragraph-rsid="001c7afc"/>
    </style:style>
    <style:style style:name="P5" style:family="paragraph" style:parent-style-name="Table_20_Contents">
      <style:text-properties style:font-name="Raleway-v4020" officeooo:paragraph-rsid="0017c02f"/>
    </style:style>
    <style:style style:name="P6" style:family="paragraph" style:parent-style-name="Table_20_Contents">
      <style:paragraph-properties fo:text-align="center" style:justify-single-word="false"/>
      <style:text-properties style:font-name="Raleway-v4020"/>
    </style:style>
    <style:style style:name="P7" style:family="paragraph" style:parent-style-name="Table_20_Contents" style:list-style-name="L1">
      <style:text-properties fo:color="#666666" style:font-name="Raleway-v4020" fo:font-size="10pt" style:font-size-asian="10pt" style:font-size-complex="10pt"/>
    </style:style>
    <style:style style:name="P8" style:family="paragraph" style:parent-style-name="Table_20_Contents" style:list-style-name="L2">
      <style:text-properties fo:color="#666666" style:font-name="Raleway-v4020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666666" style:font-name="Raleway-v4020"/>
    </style:style>
    <style:style style:name="P10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222222" style:font-name="Raleway-v4020" fo:font-size="11pt" fo:font-weight="bold" officeooo:paragraph-rsid="0024b461" style:font-size-asian="11pt" style:font-weight-asian="bold" style:font-size-complex="11pt" style:font-weight-complex="bold"/>
    </style:style>
    <style:style style:name="P11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666666" style:font-name="Raleway-v4020" fo:font-size="10pt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  <style:text-properties fo:color="#666666" style:font-name="Raleway-v4020" fo:font-size="10pt" fo:font-weight="normal" officeooo:paragraph-rsid="0024b461" style:font-size-asian="10pt" style:font-weight-asian="normal" style:font-size-complex="10pt" style:font-weight-complex="normal"/>
    </style:style>
    <style:style style:name="P13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/>
      <style:text-properties fo:color="#666666" style:font-name="Raleway-v4020" fo:font-size="11pt" style:font-size-asian="11pt" style:font-size-complex="11pt"/>
    </style:style>
    <style:style style:name="P1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4b461" style:font-size-asian="14pt" style:font-size-complex="14pt"/>
    </style:style>
    <style:style style:name="P15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officeooo:paragraph-rsid="00267b40" style:font-size-asian="14pt" style:font-size-complex="14pt"/>
    </style:style>
    <style:style style:name="P1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paragraph-rsid="00267b40" style:font-size-asian="14pt" style:font-weight-asian="bold" style:font-size-complex="14pt" style:font-weight-complex="bold"/>
    </style:style>
    <style:style style:name="P17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paragraph-rsid="002b87e9" style:font-size-asian="14pt" style:font-weight-asian="bold" style:font-size-complex="14pt" style:font-weight-complex="bold"/>
    </style:style>
    <style:style style:name="P1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222222" style:font-name="Raleway-v4020" fo:font-size="14pt" fo:font-weight="bold" officeooo:rsid="002b87e9" officeooo:paragraph-rsid="002b87e9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Raleway-v4020" fo:font-size="10pt" officeooo:rsid="0016f438" officeooo:paragraph-rsid="0016f438" style:font-size-asian="10pt"/>
    </style:style>
    <style:style style:name="P20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666666" style:font-name="Raleway-v4020" fo:font-size="11pt" officeooo:paragraph-rsid="002a4b65" style:font-size-asian="11pt" style:font-size-complex="11pt"/>
    </style:style>
    <style:style style:name="P21" style:family="paragraph" style:parent-style-name="Heading_20_1">
      <style:paragraph-properties fo:text-align="center" style:justify-single-word="false"/>
      <style:text-properties fo:color="#ffffff" style:font-name="Raleway-v4020" officeooo:rsid="0016f438" officeooo:paragraph-rsid="0016f438"/>
    </style:style>
    <style:style style:name="P22" style:family="paragraph" style:parent-style-name="Heading_20_3">
      <style:paragraph-properties fo:text-align="center" style:justify-single-word="false"/>
      <style:text-properties fo:color="#ffffff" style:font-name="Raleway-v4020"/>
    </style:style>
    <style:style style:name="P23" style:family="paragraph" style:parent-style-name="Heading_20_2">
      <style:paragraph-properties fo:text-align="center" style:justify-single-word="false"/>
      <style:text-properties style:font-name="Raleway-v4020" officeooo:rsid="002bb3d2" officeooo:paragraph-rsid="002bb3d2"/>
    </style:style>
    <style:style style:name="P24" style:family="paragraph" style:parent-style-name="Heading_20_2">
      <style:paragraph-properties fo:text-align="center" style:justify-single-word="false"/>
      <style:text-properties fo:color="#222222" style:font-name="Raleway-v4020"/>
    </style:style>
    <style:style style:name="P25" style:family="paragraph" style:parent-style-name="Heading_20_2">
      <style:paragraph-properties fo:text-align="center" style:justify-single-word="false"/>
      <style:text-properties fo:color="#222222" style:font-name="Raleway-v4020" officeooo:rsid="002346e8" officeooo:paragraph-rsid="002346e8"/>
    </style:style>
    <style:style style:name="P26" style:family="paragraph" style:parent-style-name="Heading_20_2">
      <style:paragraph-properties fo:text-align="center" style:justify-single-word="false"/>
      <style:text-properties fo:color="#222222" style:font-name="Raleway-v4020" officeooo:rsid="002a4b65" officeooo:paragraph-rsid="002a4b65"/>
    </style:style>
    <style:style style:name="T1" style:family="text">
      <style:text-properties fo:color="#ffffff" officeooo:rsid="001c7afc"/>
    </style:style>
    <style:style style:name="T2" style:family="text">
      <style:text-properties fo:color="#ffffff" officeooo:rsid="0017c02f"/>
    </style:style>
    <style:style style:name="T3" style:family="text">
      <style:text-properties fo:color="#ffffff" style:font-name="Raleway-v4020"/>
    </style:style>
    <style:style style:name="T4" style:family="text">
      <style:text-properties fo:color="#ffffff" style:font-name="Raleway-v4020" officeooo:rsid="001c7afc"/>
    </style:style>
    <style:style style:name="T5" style:family="text">
      <style:text-properties fo:color="#ffffff" style:font-name="Raleway-v402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7b40" style:font-weight-asian="bold" style:font-weight-complex="bold"/>
    </style:style>
    <style:style style:name="T8" style:family="text">
      <style:text-properties fo:font-weight="bold" officeooo:rsid="003d1c4f" style:font-weight-asian="bold" style:font-weight-complex="bold"/>
    </style:style>
    <style:style style:name="T9" style:family="text">
      <style:text-properties officeooo:rsid="0030add1"/>
    </style:style>
    <style:style style:name="T10" style:family="text">
      <style:text-properties officeooo:rsid="0031bfd4"/>
    </style:style>
    <style:style style:name="T11" style:family="text">
      <style:text-properties officeooo:rsid="0038179d"/>
    </style:style>
    <style:style style:name="T12" style:family="text">
      <style:text-properties style:font-name="Raleway-v4020"/>
    </style:style>
    <style:style style:name="T13" style:family="text">
      <style:text-properties officeooo:rsid="003d1c4f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7.017cm" svg:y="2.898cm" svg:width="0.67cm" svg:height="0.6cm" draw:z-index="0">
        <draw:image xlink:href="Pictures/1000113100003B88000034EB0B6919C890450F88.svg" xlink:type="simple" xlink:show="embed" xlink:actuate="onLoad" loext:mime-type="image/svg+xml"/>
        <draw:image xlink:href="Pictures/10000201000002D0000002805EF50694494975CC.png" xlink:type="simple" xlink:show="embed" xlink:actuate="onLoad" loext:mime-type="image/png"/>
      </draw:frame>
      <draw:frame draw:style-name="fr1" draw:name="Image3" text:anchor-type="page" text:anchor-page-number="1" svg:x="14.051cm" svg:y="2.898cm" svg:width="0.6cm" svg:height="0.6cm" draw:z-index="1">
        <draw:image xlink:href="Pictures/10000C29000034EB000034EBC9590EE32C843232.svg" xlink:type="simple" xlink:show="embed" xlink:actuate="onLoad" loext:mime-type="image/svg+xml"/>
        <draw:image xlink:href="Pictures/10000201000002800000028011276249EAF8D009.png" xlink:type="simple" xlink:show="embed" xlink:actuate="onLoad" loext:mime-type="image/png"/>
      </draw:frame>
      <draw:frame draw:style-name="fr1" draw:name="Image4" text:anchor-type="page" text:anchor-page-number="1" svg:x="7.024cm" svg:y="4.034cm" svg:width="0.6cm" svg:height="0.6cm" draw:z-index="2">
        <draw:image xlink:href="Pictures/10000EA9000035050000350546C629F6C95977E4.svg" xlink:type="simple" xlink:show="embed" xlink:actuate="onLoad" loext:mime-type="image/svg+xml"/>
        <draw:image xlink:href="Pictures/10000201000002810000028156CE14E456A6AC68.png" xlink:type="simple" xlink:show="embed" xlink:actuate="onLoad" loext:mime-type="image/png"/>
      </draw:frame>
      <draw:frame draw:style-name="fr1" draw:name="Image1" text:anchor-type="page" text:anchor-page-number="1" svg:x="14.051cm" svg:y="4.034cm" svg:width="0.6cm" svg:height="0.6cm" draw:z-index="3">
        <draw:image xlink:href="Pictures/1000155000006775000067756D074F8F582845C0.svg" xlink:type="simple" xlink:show="embed" xlink:actuate="onLoad" loext:mime-type="image/svg+xml"/>
        <draw:image xlink:href="Pictures/10000201000002C3000002C3FC7E5A7F63AF743D.png" xlink:type="simple" xlink:show="embed" xlink:actuate="onLoad" loext:mime-type="image/png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h text:style-name="P21" text:outline-level="1">SIMON JOUAN</text:h>
            <text:h text:style-name="P22" text:outline-level="3">DÉVELOPPEUR WEB</text:h>
          </table:table-cell>
          <table:covered-table-cell/>
        </table:table-row>
        <table:table-row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<text:s text:c="2"/>3 rue Calas</text:p>
            <text:p text:style-name="P3"><text:s text:c="2"/>50700 VALOGNES</text:p>
          </table:table-cell>
          <table:table-cell table:style-name="Tableau1.A1" office:value-type="string">
            <text:p text:style-name="P4"><text:s text:c="3"/>06.58.96.90.20</text:p>
          </table:table-cell>
        </table:table-row>
        <table:table-row table:style-name="Tableau1.3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5"><text:span text:style-name="T2"><text:s text:c="3"/></text:span><text:span text:style-name="T1">fenrir0680@gmail.com</text:span></text:p>
            <text:p text:style-name="P3"/>
          </table:table-cell>
          <table:table-cell table:style-name="Tableau1.A1" office:value-type="string">
            <text:p text:style-name="P1"><text:span text:style-name="T4"><text:s text:c="3"/></text:span><text:a xlink:type="simple" xlink:href="https://jouan.ovh/" text:style-name="Internet_20_link" text:visited-style-name="Visited_20_Internet_20_Link"><text:span text:style-name="T5">https://jouan.ovh</text:span></text:a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h text:style-name="P24" text:outline-level="2">Compétences</text:h>
          </table:table-cell>
          <table:covered-table-cell/>
          <table:covered-table-cell/>
        </table:table-row>
        <table:table-row>
          <table:table-cell table:style-name="Tableau2.A1" office:value-type="string">
            <text:p text:style-name="P9"/>
            <text:p text:style-name="P9"/>
            <text:p text:style-name="P9"/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h text:style-name="P25" text:outline-level="2">Expériences</text:h>
          </table:table-cell>
          <table:covered-table-cell/>
        </table:table-row>
        <table:table-row>
          <table:table-cell table:style-name="Tableau3.A1" office:value-type="string">
            <text:p text:style-name="P14"><draw:frame draw:style-name="fr2" draw:name="Image5" text:anchor-type="paragraph" svg:x="6.608cm" svg:y="0.026cm" svg:width="0.586cm" svg:height="0.586cm" draw:z-index="4"><draw:image xlink:href="Pictures/1000020100000028000000289DBEA3850F2F1C85.png" xlink:type="simple" xlink:show="embed" xlink:actuate="onLoad" loext:mime-type="image/png"/></draw:frame><text:span text:style-name="T8">j</text:span><text:span text:style-name="T6">uillet 2017 – </text:span><text:span text:style-name="T8">a</text:span><text:span text:style-name="T6">ujourd’hui</text:span></text:p>
          </table:table-cell>
          <table:table-cell table:style-name="Tableau3.B2" office:value-type="string">
            <text:p text:style-name="P10">Étudiant à OpenClassrooms, formation diplômante de «Développeur d’application - PHP / Symfony».</text:p>
            <text:p text:style-name="P11">Cette formation comprend les projets suivant:</text:p>
            <text:list xml:id="list86028194" text:style-name="L1">
              <text:list-item>
                <text:p text:style-name="P7">Projet Wordpress :</text:p>
              </text:list-item>
            </text:list>
            <text:list xml:id="list379460920" text:style-name="L2">
              <text:list-item>
                <text:list>
                  <text:list-item>
                    <text:p text:style-name="P8">Intégrer un thème Wordpress pour un client</text:p>
                  </text:list-item>
                </text:list>
              </text:list-item>
              <text:list-item>
                <text:p text:style-name="P8">Projet Bootstrap :</text:p>
                <text:list>
                  <text:list-item>
                    <text:p text:style-name="P8">Analyser les besoins de votre client pour son Festival de films</text:p>
                  </text:list-item>
                </text:list>
              </text:list-item>
              <text:list-item>
                <text:p text:style-name="P8">Projet Mysql :</text:p>
                <text:list>
                  <text:list-item>
                    <text:p text:style-name="P8">Concevoir la solution technique d'une application de restauration en ligne, Express Food</text:p>
                  </text:list-item>
                </text:list>
              </text:list-item>
              <text:list-item>
                <text:p text:style-name="P8">Projet PHP – POO :</text:p>
                <text:list>
                  <text:list-item>
                    <text:p text:style-name="P8">Créer votre premier blog en PHP</text:p>
                  </text:list-item>
                </text:list>
              </text:list-item>
              <text:list-item>
                <text:p text:style-name="P8">Projet Symfony :</text:p>
                <text:list>
                  <text:list-item>
                    <text:p text:style-name="P8">Développer de A à Z le site communautaire SnowTricks</text:p>
                  </text:list-item>
                  <text:list-item>
                    <text:p text:style-name="P8">Créer un site e-commerce exposant une API rest</text:p>
                  </text:list-item>
                  <text:list-item>
                    <text:p text:style-name="P8">Améliorer une application existante de ToDo &amp; Co</text:p>
                  </text:list-item>
                </text:list>
              </text:list-item>
            </text:list>
          </table:table-cell>
        </table:table-row>
        <table:table-row>
          <table:table-cell table:style-name="Tableau3.A1" office:value-type="string">
            <text:p text:style-name="P16"><draw:frame draw:style-name="fr2" draw:name="Image6" text:anchor-type="paragraph" svg:x="6.6cm" svg:y="0.007cm" svg:width="0.586cm" svg:height="0.586cm" draw:z-index="5"><draw:image xlink:href="Pictures/1000020100000028000000289DBEA3850F2F1C85.png" xlink:type="simple" xlink:show="embed" xlink:actuate="onLoad" loext:mime-type="image/png"/></draw:frame><text:span text:style-name="T13">j</text:span>uillet 2017 – <text:span text:style-name="T13">a</text:span>ujourd’hui</text:p>
          </table:table-cell>
          <table:table-cell table:style-name="Tableau3.B2" office:value-type="string">
            <text:p text:style-name="P10">A+ Métrologie à Cherbourg <text:span text:style-name="T10">en </text:span><text:s/>(50)</text:p>
            <text:p text:style-name="P12">Suppléant du dossier COFRAC en Électricité – magnétisme.</text:p>
            <text:p text:style-name="P12">Suppléant du responsable du laboratoire d'électricité – magnétisme.</text:p>
            <text:p text:style-name="P12">Technicien métrologue multi-grandeur en laboratoire et sur site client</text:p>
            <text:p text:style-name="P12">( Électrique, pression, température, débitmètrie, dimensionnel ... ).</text:p>
          </table:table-cell>
        </table:table-row>
        <table:table-row>
          <table:table-cell table:style-name="Tableau3.A1" office:value-type="string">
            <text:p text:style-name="P15"><draw:frame draw:style-name="fr2" draw:name="Image7" text:anchor-type="paragraph" svg:x="6.599cm" svg:y="0.014cm" svg:width="0.586cm" svg:height="0.586cm" draw:z-index="6"><draw:image xlink:href="Pictures/1000020100000028000000289DBEA3850F2F1C85.png" xlink:type="simple" xlink:show="embed" xlink:actuate="onLoad" loext:mime-type="image/png"/></draw:frame><text:s text:c="2"/><text:span text:style-name="T13">j</text:span><text:span text:style-name="T6">uillet 2002 - </text:span><text:span text:style-name="T8">j</text:span><text:span text:style-name="T6">uillet 2006</text:span></text:p>
          </table:table-cell>
          <table:table-cell table:style-name="Tableau3.B2" office:value-type="string">
            <text:p text:style-name="P10">Opteor IPC à Grand puits (77)</text:p>
            <text:p text:style-name="P12">Régleur / Instrumentiste en maintenance industrielle sur un site</text:p>
            <text:p text:style-name="P12">pétrochimique ( raffinerie TOTAL )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h text:style-name="P26" text:outline-level="2">Formation<text:span text:style-name="T9">s</text:span></text:h>
          </table:table-cell>
          <table:covered-table-cell/>
        </table:table-row>
        <table:table-row>
          <table:table-cell table:style-name="Tableau4.A1" office:value-type="string">
            <text:p text:style-name="P17"><draw:frame draw:style-name="fr2" draw:name="Image8" text:anchor-type="paragraph" svg:x="6.602cm" svg:y="0.041cm" svg:width="0.586cm" svg:height="0.586cm" draw:z-index="7"><draw:image xlink:href="Pictures/1000020100000028000000289DBEA3850F2F1C85.png" xlink:type="simple" xlink:show="embed" xlink:actuate="onLoad" loext:mime-type="image/png"/></draw:frame>Juillet 2017 – Aujourd’hui</text:p>
          </table:table-cell>
          <table:table-cell table:style-name="Tableau4.B2" office:value-type="string">
            <text:p text:style-name="P13">Étudiant à OpenClassrooms, formation diplômante de «Développeur d’application - PHP / Symfony».</text:p>
          </table:table-cell>
        </table:table-row>
        <table:table-row>
          <table:table-cell table:style-name="Tableau4.A1" office:value-type="string">
            <text:p text:style-name="P18"><draw:frame draw:style-name="fr2" draw:name="Image9" text:anchor-type="paragraph" svg:x="6.599cm" svg:y="0.044cm" svg:width="0.586cm" svg:height="0.586cm" draw:z-index="8"><draw:image xlink:href="Pictures/1000020100000028000000289DBEA3850F2F1C85.png" xlink:type="simple" xlink:show="embed" xlink:actuate="onLoad" loext:mime-type="image/png"/></draw:frame>2001</text:p>
          </table:table-cell>
          <table:table-cell table:style-name="Tableau4.B2" office:value-type="string">
            <text:p text:style-name="P13">Niveau Licence EEA (Électronique Électrotechnique et automatisme) – Caen(14)</text:p>
          </table:table-cell>
        </table:table-row>
        <table:table-row>
          <table:table-cell table:style-name="Tableau4.A1" office:value-type="string">
            <text:p text:style-name="P18"><draw:frame draw:style-name="fr2" draw:name="Image10" text:anchor-type="paragraph" svg:x="6.599cm" svg:y="0.037cm" svg:width="0.586cm" svg:height="0.586cm" draw:z-index="9"><draw:image xlink:href="Pictures/1000020100000028000000289DBEA3850F2F1C85.png" xlink:type="simple" xlink:show="embed" xlink:actuate="onLoad" loext:mime-type="image/png"/></draw:frame>1999 – 2001</text:p>
          </table:table-cell>
          <table:table-cell table:style-name="Tableau4.B2" office:value-type="string">
            <text:p text:style-name="P20">BTS CIRA (Contrôle Industriel et régulation Automatique) – Cherbourg (50)</text:p>
          </table:table-cell>
        </table:table-row>
        <table:table-row>
          <table:table-cell table:style-name="Tableau4.A1" office:value-type="string">
            <text:p text:style-name="P18"><draw:frame draw:style-name="fr2" draw:name="Image11" text:anchor-type="paragraph" svg:x="6.599cm" svg:y="0.009cm" svg:width="0.586cm" svg:height="0.586cm" draw:z-index="10"><draw:image xlink:href="Pictures/1000020100000028000000289DBEA3850F2F1C85.png" xlink:type="simple" xlink:show="embed" xlink:actuate="onLoad" loext:mime-type="image/png"/></draw:frame>1998 – 1999</text:p>
          </table:table-cell>
          <table:table-cell table:style-name="Tableau4.B2" office:value-type="string">
            <text:p text:style-name="P13">Baccalauréat – STL PLPI – Cherbourg (50) Physique de Laboratoire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P23" text:outline-level="2">Information<text:span text:style-name="T11">s</text:span> complémentaire<text:span text:style-name="T11">s</text:span></text:h>
          </table:table-cell>
          <table:covered-table-cell/>
        </table:table-row>
        <table:table-row>
          <table:table-cell table:style-name="Tableau5.A1" office:value-type="string">
            <text:p text:style-name="P6">Permis B + véhicule.</text:p>
            <text:p text:style-name="P6">Anglais niveau BTS.</text:p>
          </table:table-cell>
          <table:table-cell table:style-name="Tableau5.A1" office:value-type="string">
            <text:p text:style-name="P6">Pratique du Krav-Maga (selfdéfense),</text:p>
            <text:p text:style-name="P6">la course à pied, et de</text:p>
            <text:p text:style-name="P6">la musculation.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Roboto Mono Thin for Powerline" svg:font-family="'Roboto Mono Thin for Powerline'" style:font-pitch="variable"/>
    <style:font-face style:name="Roboto Mono for Powerline" svg:font-family="'Roboto Mono for Powerline'" style:font-pitch="variable"/>
    <style:font-face style:name="Raleway-v4020" svg:font-family="Raleway-v4020" style:font-family-generic="moder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0" draw:display-name="Gradient 10" draw:style="linear" draw:start-color="#457aff" draw:end-color="#30d4b9" draw:start-intensity="100%" draw:end-intensity="100%" draw:angle="1350" draw:border="0%"/>
    <draw:gradient draw:name="Gradient_20_6" draw:display-name="Gradient 6" draw:style="linear" draw:start-color="#457aff" draw:end-color="#30d4b9" draw:start-intensity="100%" draw:end-intensity="100%" draw:angle="90" draw:border="0%"/>
    <draw:gradient draw:name="Gradient_20_7" draw:display-name="Gradient 7" draw:style="linear" draw:start-color="#457aff" draw:end-color="#30d4b9" draw:start-intensity="100%" draw:end-intensity="100%" draw:angle="900" draw:border="0%"/>
    <draw:gradient draw:name="Gradient_20_8" draw:display-name="Gradient 8" draw:style="linear" draw:start-color="#457aff" draw:end-color="#30d4b9" draw:start-intensity="100%" draw:end-intensity="100%" draw:angle="10" draw:border="0%"/>
    <draw:gradient draw:name="Gradient_20_9" draw:display-name="Gradient 9" draw:style="linear" draw:start-color="#457aff" draw:end-color="#30d4b9" draw:start-intensity="100%" draw:end-intensity="100%" draw:angle="13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4:43.319000000</meta:creation-date>
    <dc:date>2018-11-28T22:18:43.503000000</dc:date>
    <meta:editing-duration>PT16H17M46S</meta:editing-duration>
    <meta:editing-cycles>31</meta:editing-cycles>
    <meta:generator>LibreOffice/6.1.3.2$Windows_X86_64 LibreOffice_project/86daf60bf00efa86ad547e59e09d6bb77c699acb</meta:generator>
    <meta:document-statistic meta:table-count="5" meta:image-count="11" meta:object-count="0" meta:page-count="1" meta:paragraph-count="49" meta:word-count="256" meta:character-count="1759" meta:non-whitespace-character-count="1536"/>
  </office:meta>
</office:document-meta>
</file>